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C00000014B713EC584A2B29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rter" svg:font-family="charter, Georgia, Cambria,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c7ac"/>
    </style:style>
    <style:style style:name="P2" style:family="paragraph" style:parent-style-name="Standard">
      <style:text-properties officeooo:rsid="0009ecbf" officeooo:paragraph-rsid="0009ecbf"/>
    </style:style>
    <style:style style:name="P3" style:family="paragraph" style:parent-style-name="Standard">
      <style:text-properties officeooo:rsid="000bb5b6" officeooo:paragraph-rsid="000bb5b6"/>
    </style:style>
    <style:style style:name="P4" style:family="paragraph" style:parent-style-name="Standard">
      <style:text-properties fo:font-weight="bold" officeooo:rsid="000bb5b6" officeooo:paragraph-rsid="000bb5b6" style:font-weight-asian="bold" style:font-weight-complex="bold"/>
    </style:style>
    <style:style style:name="P5" style:family="paragraph" style:parent-style-name="Standard">
      <style:text-properties fo:font-weight="bold" officeooo:rsid="0011ee4b" officeooo:paragraph-rsid="0011ee4b" style:font-weight-asian="bold" style:font-weight-complex="bold"/>
    </style:style>
    <style:style style:name="P6" style:family="paragraph" style:parent-style-name="Standard">
      <style:text-properties fo:font-weight="bold" officeooo:rsid="0012bfe2" officeooo:paragraph-rsid="0012bfe2" style:font-weight-asian="bold" style:font-weight-complex="bold"/>
    </style:style>
    <style:style style:name="P7" style:family="paragraph" style:parent-style-name="Standard">
      <style:text-properties fo:font-weight="bold" officeooo:rsid="001da0c9" officeooo:paragraph-rsid="001da0c9" style:font-weight-asian="bold" style:font-weight-complex="bold"/>
    </style:style>
    <style:style style:name="P8" style:family="paragraph" style:parent-style-name="Standard">
      <style:text-properties fo:font-weight="bold" officeooo:rsid="0021028a" officeooo:paragraph-rsid="0021028a" style:font-weight-asian="bold" style:font-weight-complex="bold"/>
    </style:style>
    <style:style style:name="P9" style:family="paragraph" style:parent-style-name="Standard">
      <style:text-properties fo:font-weight="bold" officeooo:rsid="002463c8" officeooo:paragraph-rsid="002463c8" style:font-weight-asian="bold" style:font-weight-complex="bold"/>
    </style:style>
    <style:style style:name="P10" style:family="paragraph" style:parent-style-name="Standard">
      <style:text-properties fo:font-weight="bold" officeooo:rsid="00285060" officeooo:paragraph-rsid="00285060" style:font-weight-asian="bold" style:font-weight-complex="bold"/>
    </style:style>
    <style:style style:name="P11" style:family="paragraph" style:parent-style-name="Standard">
      <style:text-properties fo:font-weight="bold" officeooo:rsid="002ad06b" officeooo:paragraph-rsid="002ad06b" style:font-weight-asian="bold" style:font-weight-complex="bold"/>
    </style:style>
    <style:style style:name="P12" style:family="paragraph" style:parent-style-name="Standard">
      <style:text-properties fo:font-weight="bold" officeooo:rsid="002c83d4" officeooo:paragraph-rsid="002c83d4" style:font-weight-asian="bold" style:font-weight-complex="bold"/>
    </style:style>
    <style:style style:name="P13" style:family="paragraph" style:parent-style-name="Standard">
      <style:text-properties fo:font-weight="bold" officeooo:rsid="002dff22" officeooo:paragraph-rsid="002dff22" style:font-weight-asian="bold" style:font-weight-complex="bold"/>
    </style:style>
    <style:style style:name="P14" style:family="paragraph" style:parent-style-name="Standard">
      <style:text-properties fo:font-weight="bold" officeooo:rsid="003051e8" officeooo:paragraph-rsid="003051e8" style:font-weight-asian="bold" style:font-weight-complex="bold"/>
    </style:style>
    <style:style style:name="P15" style:family="paragraph" style:parent-style-name="Standard">
      <style:text-properties fo:font-weight="bold" officeooo:rsid="0031dde3" officeooo:paragraph-rsid="0031dde3" style:font-weight-asian="bold" style:font-weight-complex="bold"/>
    </style:style>
    <style:style style:name="P16" style:family="paragraph" style:parent-style-name="Standard">
      <style:text-properties fo:font-weight="bold" officeooo:rsid="00350794" officeooo:paragraph-rsid="002463c8" style:font-weight-asian="bold" style:font-weight-complex="bold"/>
    </style:style>
    <style:style style:name="P17" style:family="paragraph" style:parent-style-name="Standard">
      <style:text-properties fo:font-weight="bold" officeooo:rsid="003ea53e" officeooo:paragraph-rsid="003ea53e" style:font-weight-asian="bold" style:font-weight-complex="bold"/>
    </style:style>
    <style:style style:name="P18" style:family="paragraph" style:parent-style-name="Standard">
      <style:text-properties fo:font-weight="bold" officeooo:rsid="004229dc" officeooo:paragraph-rsid="004229dc" style:font-weight-asian="bold" style:font-weight-complex="bold"/>
    </style:style>
    <style:style style:name="P19" style:family="paragraph" style:parent-style-name="Standard">
      <style:text-properties fo:font-weight="bold" officeooo:rsid="004518ec" officeooo:paragraph-rsid="004518ec" style:font-weight-asian="bold" style:font-weight-complex="bold"/>
    </style:style>
    <style:style style:name="P20" style:family="paragraph" style:parent-style-name="Standard">
      <style:text-properties fo:font-weight="bold" officeooo:rsid="0008c7ac" officeooo:paragraph-rsid="0008c7ac" style:font-weight-asian="bold" style:font-weight-complex="bold"/>
    </style:style>
    <style:style style:name="P21" style:family="paragraph" style:parent-style-name="Standard">
      <style:text-properties fo:font-weight="bold" officeooo:rsid="004e0aaa" officeooo:paragraph-rsid="004e0aaa" style:font-weight-asian="bold" style:font-weight-complex="bold"/>
    </style:style>
    <style:style style:name="P22" style:family="paragraph" style:parent-style-name="Standard">
      <style:text-properties fo:font-weight="bold" officeooo:rsid="000f0aaf" officeooo:paragraph-rsid="001adae7" style:font-weight-asian="bold" style:font-weight-complex="bold"/>
    </style:style>
    <style:style style:name="P23" style:family="paragraph" style:parent-style-name="Standard">
      <style:text-properties fo:font-weight="bold" officeooo:rsid="0051d747" officeooo:paragraph-rsid="0051d747" style:font-weight-asian="bold" style:font-weight-complex="bold"/>
    </style:style>
    <style:style style:name="P24" style:family="paragraph" style:parent-style-name="Standard">
      <style:text-properties fo:font-weight="bold" officeooo:rsid="00619b47" officeooo:paragraph-rsid="00619b47" style:font-weight-asian="bold" style:font-weight-complex="bold"/>
    </style:style>
    <style:style style:name="P25" style:family="paragraph" style:parent-style-name="Standard">
      <style:text-properties fo:font-weight="bold" officeooo:rsid="005a54ba" officeooo:paragraph-rsid="00619b47" style:font-weight-asian="bold" style:font-weight-complex="bold"/>
    </style:style>
    <style:style style:name="P26" style:family="paragraph" style:parent-style-name="Standard">
      <style:text-properties fo:font-weight="bold" officeooo:rsid="006826c0" officeooo:paragraph-rsid="006826c0" style:font-weight-asian="bold" style:font-weight-complex="bold"/>
    </style:style>
    <style:style style:name="P27" style:family="paragraph" style:parent-style-name="Standard">
      <style:text-properties fo:font-weight="bold" officeooo:rsid="006b869c" officeooo:paragraph-rsid="006b869c" style:font-weight-asian="bold" style:font-weight-complex="bold"/>
    </style:style>
    <style:style style:name="P28" style:family="paragraph" style:parent-style-name="Standard">
      <style:text-properties fo:font-weight="normal" officeooo:rsid="00285060" officeooo:paragraph-rsid="00285060" style:font-weight-asian="normal" style:font-weight-complex="normal"/>
    </style:style>
    <style:style style:name="P29" style:family="paragraph" style:parent-style-name="Standard">
      <style:text-properties fo:font-weight="normal" officeooo:rsid="00350794" officeooo:paragraph-rsid="00350794" style:font-weight-asian="normal" style:font-weight-complex="normal"/>
    </style:style>
    <style:style style:name="P30" style:family="paragraph" style:parent-style-name="Standard">
      <style:text-properties fo:font-weight="normal" officeooo:rsid="00396c9a" officeooo:paragraph-rsid="00396c9a" style:font-weight-asian="normal" style:font-weight-complex="normal"/>
    </style:style>
    <style:style style:name="P31" style:family="paragraph" style:parent-style-name="Standard">
      <style:text-properties fo:font-weight="normal" officeooo:rsid="003aaecc" officeooo:paragraph-rsid="003aaecc" style:font-weight-asian="normal" style:font-weight-complex="normal"/>
    </style:style>
    <style:style style:name="P32" style:family="paragraph" style:parent-style-name="Standard">
      <style:text-properties fo:font-weight="normal" officeooo:rsid="003b449f" officeooo:paragraph-rsid="003b449f" style:font-weight-asian="normal" style:font-weight-complex="normal"/>
    </style:style>
    <style:style style:name="P33" style:family="paragraph" style:parent-style-name="Standard">
      <style:text-properties fo:font-weight="normal" officeooo:rsid="003d368b" officeooo:paragraph-rsid="003d368b" style:font-weight-asian="normal" style:font-weight-complex="normal"/>
    </style:style>
    <style:style style:name="P34" style:family="paragraph" style:parent-style-name="Standard">
      <style:text-properties fo:font-weight="normal" officeooo:rsid="003da34e" officeooo:paragraph-rsid="003da34e" style:font-weight-asian="normal" style:font-weight-complex="normal"/>
    </style:style>
    <style:style style:name="P35" style:family="paragraph" style:parent-style-name="Standard">
      <style:text-properties fo:font-weight="normal" officeooo:rsid="0040411c" officeooo:paragraph-rsid="0040411c" style:font-weight-asian="normal" style:font-weight-complex="normal"/>
    </style:style>
    <style:style style:name="P36" style:family="paragraph" style:parent-style-name="Standard">
      <style:text-properties fo:font-weight="normal" officeooo:rsid="004e0aaa" officeooo:paragraph-rsid="004e0aaa" style:font-weight-asian="normal" style:font-weight-complex="normal"/>
    </style:style>
    <style:style style:name="P37" style:family="paragraph" style:parent-style-name="Standard">
      <style:text-properties fo:font-weight="normal" officeooo:rsid="004f0087" officeooo:paragraph-rsid="004f0087" style:font-weight-asian="normal" style:font-weight-complex="normal"/>
    </style:style>
    <style:style style:name="P38" style:family="paragraph" style:parent-style-name="Standard">
      <style:text-properties fo:font-weight="normal" officeooo:rsid="005b7ede" officeooo:paragraph-rsid="005b7ede" style:font-weight-asian="normal" style:font-weight-complex="normal"/>
    </style:style>
    <style:style style:name="P39" style:family="paragraph" style:parent-style-name="Standard">
      <style:text-properties fo:font-weight="normal" officeooo:rsid="005cab65" officeooo:paragraph-rsid="005cab65" style:font-weight-asian="normal" style:font-weight-complex="normal"/>
    </style:style>
    <style:style style:name="P40" style:family="paragraph" style:parent-style-name="Standard">
      <style:text-properties fo:font-weight="normal" officeooo:rsid="006cb5ae" officeooo:paragraph-rsid="006cb5ae" style:font-weight-asian="normal" style:font-weight-complex="normal"/>
    </style:style>
    <style:style style:name="P41" style:family="paragraph" style:parent-style-name="Standard">
      <style:text-properties fo:font-weight="normal" officeooo:rsid="006cc84a" officeooo:paragraph-rsid="006cc84a" style:font-weight-asian="normal" style:font-weight-complex="normal"/>
    </style:style>
    <style:style style:name="P42" style:family="paragraph" style:parent-style-name="Standard">
      <style:text-properties fo:font-weight="normal" officeooo:rsid="006fe878" officeooo:paragraph-rsid="006fe878" style:font-weight-asian="normal" style:font-weight-complex="normal"/>
    </style:style>
    <style:style style:name="P43" style:family="paragraph" style:parent-style-name="Standard">
      <style:text-properties fo:font-weight="normal" officeooo:rsid="00731936" officeooo:paragraph-rsid="00731936" style:font-weight-asian="normal" style:font-weight-complex="normal"/>
    </style:style>
    <style:style style:name="P44" style:family="paragraph" style:parent-style-name="Standard">
      <style:text-properties fo:font-weight="normal" officeooo:rsid="00747f72" officeooo:paragraph-rsid="00747f72" style:font-weight-asian="normal" style:font-weight-complex="normal"/>
    </style:style>
    <style:style style:name="P45" style:family="paragraph" style:parent-style-name="Standard">
      <style:text-properties fo:font-weight="normal" officeooo:rsid="0078a304" officeooo:paragraph-rsid="0078a304" style:font-weight-asian="normal" style:font-weight-complex="normal"/>
    </style:style>
    <style:style style:name="P46" style:family="paragraph" style:parent-style-name="Standard">
      <style:text-properties fo:font-weight="normal" officeooo:rsid="0078da5a" officeooo:paragraph-rsid="0078da5a" style:font-weight-asian="normal" style:font-weight-complex="normal"/>
    </style:style>
    <style:style style:name="P47" style:family="paragraph" style:parent-style-name="Standard">
      <style:text-properties fo:font-weight="normal" officeooo:rsid="0079017b" officeooo:paragraph-rsid="0079017b" style:font-weight-asian="normal" style:font-weight-complex="normal"/>
    </style:style>
    <style:style style:name="P48" style:family="paragraph" style:parent-style-name="Standard">
      <style:text-properties fo:font-weight="normal" officeooo:rsid="00794519" officeooo:paragraph-rsid="00794519" style:font-weight-asian="normal" style:font-weight-complex="normal"/>
    </style:style>
    <style:style style:name="P49" style:family="paragraph" style:parent-style-name="Standard">
      <style:text-properties fo:font-weight="normal" officeooo:rsid="007ac4f5" officeooo:paragraph-rsid="007ac4f5" style:font-weight-asian="normal" style:font-weight-complex="normal"/>
    </style:style>
    <style:style style:name="P50" style:family="paragraph" style:parent-style-name="Standard">
      <style:text-properties fo:font-weight="normal" officeooo:rsid="007d7b59" officeooo:paragraph-rsid="007d7b59" style:font-weight-asian="normal" style:font-weight-complex="normal"/>
    </style:style>
    <style:style style:name="P51" style:family="paragraph" style:parent-style-name="Standard">
      <style:text-properties fo:font-weight="normal" officeooo:rsid="00804a6a" officeooo:paragraph-rsid="00804a6a" style:font-weight-asian="normal" style:font-weight-complex="normal"/>
    </style:style>
    <style:style style:name="P52" style:family="paragraph" style:parent-style-name="Standard">
      <style:text-properties fo:font-weight="normal" officeooo:rsid="00818b9a" officeooo:paragraph-rsid="00818b9a" style:font-weight-asian="normal" style:font-weight-complex="normal"/>
    </style:style>
    <style:style style:name="P53" style:family="paragraph" style:parent-style-name="Standard">
      <style:text-properties fo:font-weight="normal" officeooo:rsid="0081c85d" officeooo:paragraph-rsid="0081c85d" style:font-weight-asian="normal" style:font-weight-complex="normal"/>
    </style:style>
    <style:style style:name="P54" style:family="paragraph" style:parent-style-name="Standard">
      <style:text-properties fo:font-weight="normal" officeooo:rsid="0082a14d" officeooo:paragraph-rsid="0082a14d" style:font-weight-asian="normal" style:font-weight-complex="normal"/>
    </style:style>
    <style:style style:name="P55" style:family="paragraph" style:parent-style-name="Standard">
      <style:text-properties fo:font-weight="normal" officeooo:rsid="0082a14d" officeooo:paragraph-rsid="008f60df" style:font-weight-asian="normal" style:font-weight-complex="normal"/>
    </style:style>
    <style:style style:name="P56" style:family="paragraph" style:parent-style-name="Standard">
      <style:text-properties fo:font-weight="normal" officeooo:rsid="0085d97c" officeooo:paragraph-rsid="0085d97c" style:font-weight-asian="normal" style:font-weight-complex="normal"/>
    </style:style>
    <style:style style:name="P57" style:family="paragraph" style:parent-style-name="Standard">
      <style:text-properties fo:font-weight="normal" officeooo:rsid="0088cdaf" officeooo:paragraph-rsid="0088cdaf" style:font-weight-asian="normal" style:font-weight-complex="normal"/>
    </style:style>
    <style:style style:name="P58" style:family="paragraph" style:parent-style-name="Standard">
      <style:text-properties fo:font-weight="normal" officeooo:rsid="008a136a" officeooo:paragraph-rsid="008a136a" style:font-weight-asian="normal" style:font-weight-complex="normal"/>
    </style:style>
    <style:style style:name="P59" style:family="paragraph" style:parent-style-name="Standard">
      <style:text-properties fo:font-weight="normal" officeooo:rsid="008a136a" officeooo:paragraph-rsid="008f96a6" style:font-weight-asian="normal" style:font-weight-complex="normal"/>
    </style:style>
    <style:style style:name="P60" style:family="paragraph" style:parent-style-name="Standard">
      <style:text-properties fo:font-weight="normal" officeooo:rsid="008bed81" officeooo:paragraph-rsid="008bed81" style:font-weight-asian="normal" style:font-weight-complex="normal"/>
    </style:style>
    <style:style style:name="P61" style:family="paragraph" style:parent-style-name="Standard">
      <style:text-properties fo:font-weight="normal" officeooo:rsid="008ec0ac" officeooo:paragraph-rsid="008ec0ac" style:font-weight-asian="normal" style:font-weight-complex="normal"/>
    </style:style>
    <style:style style:name="P62" style:family="paragraph" style:parent-style-name="Standard">
      <style:text-properties fo:font-weight="normal" officeooo:rsid="008fa178" officeooo:paragraph-rsid="008fa178" style:font-weight-asian="normal" style:font-weight-complex="normal"/>
    </style:style>
    <style:style style:name="P63" style:family="paragraph" style:parent-style-name="Standard">
      <style:text-properties fo:font-weight="normal" officeooo:rsid="008ff04a" officeooo:paragraph-rsid="008ff04a" style:font-weight-asian="normal" style:font-weight-complex="normal"/>
    </style:style>
    <style:style style:name="P64" style:family="paragraph" style:parent-style-name="Standard">
      <style:text-properties fo:font-weight="normal" officeooo:rsid="00901c6c" officeooo:paragraph-rsid="00901c6c" style:font-weight-asian="normal" style:font-weight-complex="normal"/>
    </style:style>
    <style:style style:name="P65" style:family="paragraph" style:parent-style-name="Standard">
      <style:text-properties fo:font-weight="normal" officeooo:rsid="00942512" officeooo:paragraph-rsid="00942512" style:font-weight-asian="normal" style:font-weight-complex="normal"/>
    </style:style>
    <style:style style:name="P66" style:family="paragraph" style:parent-style-name="Standard">
      <style:text-properties fo:font-weight="normal" officeooo:rsid="00950095" officeooo:paragraph-rsid="00950095" style:font-weight-asian="normal" style:font-weight-complex="normal"/>
    </style:style>
    <style:style style:name="P67" style:family="paragraph" style:parent-style-name="Standard">
      <style:text-properties officeooo:rsid="000f0aaf" officeooo:paragraph-rsid="000f0aaf"/>
    </style:style>
    <style:style style:name="P68" style:family="paragraph" style:parent-style-name="Standard">
      <style:text-properties officeooo:rsid="0010b98c" officeooo:paragraph-rsid="0010b98c"/>
    </style:style>
    <style:style style:name="P69" style:family="paragraph" style:parent-style-name="Standard">
      <style:text-properties officeooo:rsid="00110abf" officeooo:paragraph-rsid="00110abf"/>
    </style:style>
    <style:style style:name="P70" style:family="paragraph" style:parent-style-name="Standard">
      <style:text-properties officeooo:rsid="0012bfe2" officeooo:paragraph-rsid="0012bfe2"/>
    </style:style>
    <style:style style:name="P71" style:family="paragraph" style:parent-style-name="Standard">
      <style:text-properties officeooo:rsid="0014b148" officeooo:paragraph-rsid="0014b148"/>
    </style:style>
    <style:style style:name="P72" style:family="paragraph" style:parent-style-name="Standard">
      <style:text-properties officeooo:rsid="0014c4d6" officeooo:paragraph-rsid="0014c4d6"/>
    </style:style>
    <style:style style:name="P73" style:family="paragraph" style:parent-style-name="Standard">
      <style:text-properties officeooo:rsid="001ba38e" officeooo:paragraph-rsid="001ba38e"/>
    </style:style>
    <style:style style:name="P74" style:family="paragraph" style:parent-style-name="Standard">
      <style:text-properties officeooo:rsid="001fc540" officeooo:paragraph-rsid="001fc540"/>
    </style:style>
    <style:style style:name="P75" style:family="paragraph" style:parent-style-name="Standard">
      <style:text-properties fo:font-style="italic" fo:font-weight="normal" officeooo:rsid="00448593" officeooo:paragraph-rsid="00448593" style:font-style-asian="italic" style:font-weight-asian="normal" style:font-style-complex="italic" style:font-weight-complex="normal"/>
    </style:style>
    <style:style style:name="P76" style:family="paragraph" style:parent-style-name="Standard">
      <style:text-properties fo:font-style="italic" fo:font-weight="normal" officeooo:rsid="004d07cc" officeooo:paragraph-rsid="004d07cc" style:font-style-asian="italic" style:font-weight-asian="normal" style:font-style-complex="italic" style:font-weight-complex="normal"/>
    </style:style>
    <style:style style:name="P77" style:family="paragraph" style:parent-style-name="Standard">
      <style:text-properties fo:font-style="italic" fo:font-weight="normal" officeooo:rsid="004fb5a9" officeooo:paragraph-rsid="004fb5a9" style:font-style-asian="italic" style:font-weight-asian="normal" style:font-style-complex="italic" style:font-weight-complex="normal"/>
    </style:style>
    <style:style style:name="P78" style:family="paragraph" style:parent-style-name="Standard">
      <style:text-properties fo:font-style="italic" fo:font-weight="normal" officeooo:rsid="0050d308" officeooo:paragraph-rsid="0050d308" style:font-style-asian="italic" style:font-weight-asian="normal" style:font-style-complex="italic" style:font-weight-complex="normal"/>
    </style:style>
    <style:style style:name="P79" style:family="paragraph" style:parent-style-name="Standard">
      <style:text-properties style:font-name="sans-serif" fo:font-size="10pt" style:font-size-asian="10pt" style:font-size-complex="10pt"/>
    </style:style>
    <style:style style:name="P80" style:family="paragraph" style:parent-style-name="Standard">
      <style:text-properties style:font-name="sans-serif" fo:font-size="10pt" officeooo:paragraph-rsid="0008c7ac" style:font-size-asian="10pt" style:font-size-complex="10pt"/>
    </style:style>
    <style:style style:name="P81" style:family="paragraph" style:parent-style-name="Standard">
      <style:text-properties style:font-name="sans-serif" fo:font-size="10.5pt" officeooo:rsid="000a3d3f" officeooo:paragraph-rsid="0009ecbf" style:font-size-asian="10.5pt" style:font-size-complex="10.5pt"/>
    </style:style>
    <style:style style:name="P82" style:family="paragraph" style:parent-style-name="Standard">
      <style:text-properties officeooo:paragraph-rsid="0051d747"/>
    </style:style>
    <style:style style:name="P83" style:family="paragraph" style:parent-style-name="Standard">
      <style:text-properties officeooo:rsid="00532f4e" officeooo:paragraph-rsid="00532f4e"/>
    </style:style>
    <style:style style:name="P84" style:family="paragraph" style:parent-style-name="Standard">
      <style:text-properties officeooo:rsid="00540e99" officeooo:paragraph-rsid="00540e99"/>
    </style:style>
    <style:style style:name="P85" style:family="paragraph" style:parent-style-name="Standard">
      <style:text-properties officeooo:rsid="0054ac7a" officeooo:paragraph-rsid="0054ac7a"/>
    </style:style>
    <style:style style:name="P86" style:family="paragraph" style:parent-style-name="Standard">
      <style:text-properties officeooo:rsid="0058e38f" officeooo:paragraph-rsid="0054ac7a"/>
    </style:style>
    <style:style style:name="P87" style:family="paragraph" style:parent-style-name="Standard">
      <style:text-properties officeooo:rsid="0058e38f" officeooo:paragraph-rsid="0058e38f"/>
    </style:style>
    <style:style style:name="P88" style:family="paragraph" style:parent-style-name="Standard">
      <style:text-properties officeooo:rsid="005a54ba" officeooo:paragraph-rsid="005a54ba"/>
    </style:style>
    <style:style style:name="P89" style:family="paragraph" style:parent-style-name="Standard">
      <style:text-properties officeooo:rsid="005a54ba" officeooo:paragraph-rsid="00619b47"/>
    </style:style>
    <style:style style:name="P90" style:family="paragraph" style:parent-style-name="Standard">
      <style:text-properties officeooo:rsid="00619b47" officeooo:paragraph-rsid="00619b47"/>
    </style:style>
    <style:style style:name="P91" style:family="paragraph" style:parent-style-name="Standard">
      <style:text-properties officeooo:rsid="00630a9d" officeooo:paragraph-rsid="00630a9d"/>
    </style:style>
    <style:style style:name="P92" style:family="paragraph" style:parent-style-name="Standard">
      <style:text-properties officeooo:rsid="0064b926" officeooo:paragraph-rsid="0064b926"/>
    </style:style>
    <style:style style:name="P93" style:family="paragraph" style:parent-style-name="Standard">
      <style:text-properties officeooo:rsid="006826c0" officeooo:paragraph-rsid="006826c0"/>
    </style:style>
    <style:style style:name="P94" style:family="paragraph" style:parent-style-name="Standard">
      <style:text-properties officeooo:rsid="006a02b2" officeooo:paragraph-rsid="006a02b2"/>
    </style:style>
    <style:style style:name="P95" style:family="paragraph" style:parent-style-name="Standard">
      <style:text-properties officeooo:paragraph-rsid="008bed81"/>
    </style:style>
    <style:style style:name="P96" style:family="paragraph" style:parent-style-name="Text_20_body">
      <style:text-properties fo:font-weight="bold" officeooo:rsid="009de5c4" officeooo:paragraph-rsid="009de5c4" style:font-weight-asian="bold" style:font-weight-complex="bold"/>
    </style:style>
    <style:style style:name="P97" style:family="paragraph" style:parent-style-name="Text_20_body">
      <style:text-properties fo:font-weight="bold" officeooo:rsid="00a0a9a4" officeooo:paragraph-rsid="00a0a9a4" style:font-weight-asian="bold" style:font-weight-complex="bold"/>
    </style:style>
    <style:style style:name="P98" style:family="paragraph" style:parent-style-name="Text_20_body">
      <style:text-properties fo:font-weight="bold" officeooo:rsid="00a1d153" officeooo:paragraph-rsid="00a1d153" style:font-weight-asian="bold" style:font-weight-complex="bold"/>
    </style:style>
    <style:style style:name="P99" style:family="paragraph" style:parent-style-name="Text_20_body">
      <style:text-properties fo:font-weight="bold" officeooo:rsid="00c7cdd1" officeooo:paragraph-rsid="00c7cdd1" style:font-weight-asian="bold" style:font-weight-complex="bold"/>
    </style:style>
    <style:style style:name="P100" style:family="paragraph" style:parent-style-name="Text_20_body">
      <style:text-properties fo:font-weight="normal" officeooo:rsid="00a424ea" officeooo:paragraph-rsid="00a424ea" style:font-weight-asian="normal" style:font-weight-complex="normal"/>
    </style:style>
    <style:style style:name="P101" style:family="paragraph" style:parent-style-name="Text_20_body">
      <style:text-properties fo:font-weight="normal" officeooo:rsid="00a424ea" officeooo:paragraph-rsid="00b92e89" style:font-weight-asian="normal" style:font-weight-complex="normal"/>
    </style:style>
    <style:style style:name="P102" style:family="paragraph" style:parent-style-name="Text_20_body">
      <style:text-properties fo:font-weight="normal" officeooo:rsid="00a424ea" officeooo:paragraph-rsid="00bb5515" style:font-weight-asian="normal" style:font-weight-complex="normal"/>
    </style:style>
    <style:style style:name="P103" style:family="paragraph" style:parent-style-name="Text_20_body">
      <style:text-properties fo:font-weight="normal" officeooo:rsid="00c1d9ae" officeooo:paragraph-rsid="00c1d9ae" style:font-weight-asian="normal" style:font-weight-complex="normal"/>
    </style:style>
    <style:style style:name="P104" style:family="paragraph" style:parent-style-name="Text_20_body">
      <style:text-properties fo:font-weight="normal" officeooo:rsid="00c75821" officeooo:paragraph-rsid="00c75821" style:font-weight-asian="normal" style:font-weight-complex="normal"/>
    </style:style>
    <style:style style:name="P105" style:family="paragraph" style:parent-style-name="Text_20_body">
      <style:text-properties fo:font-weight="normal" officeooo:rsid="009de5c4" officeooo:paragraph-rsid="009de5c4" style:font-weight-asian="normal" style:font-weight-complex="normal"/>
    </style:style>
    <style:style style:name="P106" style:family="paragraph" style:parent-style-name="Text_20_body">
      <style:text-properties fo:font-weight="normal" officeooo:rsid="00c7cdd1" officeooo:paragraph-rsid="00c7cdd1" style:font-weight-asian="normal" style:font-weight-complex="normal"/>
    </style:style>
    <style:style style:name="P107" style:family="paragraph" style:parent-style-name="Text_20_body">
      <style:text-properties fo:font-weight="normal" officeooo:rsid="00c896d6" officeooo:paragraph-rsid="00ca3d59" style:font-weight-asian="normal" style:font-weight-complex="normal"/>
    </style:style>
    <style:style style:name="P108" style:family="paragraph" style:parent-style-name="Text_20_body">
      <style:text-properties officeooo:paragraph-rsid="009de5c4"/>
    </style:style>
    <style:style style:name="P109" style:family="paragraph" style:parent-style-name="Text_20_body">
      <style:text-properties officeooo:rsid="00a0a9a4" officeooo:paragraph-rsid="00a0a9a4"/>
    </style:style>
    <style:style style:name="P110" style:family="paragraph" style:parent-style-name="Text_20_body">
      <style:text-properties fo:font-weight="normal" officeooo:rsid="00c896d6" officeooo:paragraph-rsid="00ca3d59" style:font-weight-asian="normal" style:font-weight-complex="normal"/>
    </style:style>
    <style:style style:name="P111" style:family="paragraph" style:parent-style-name="Text_20_body">
      <style:text-properties fo:font-weight="normal" officeooo:rsid="00ce09fb" officeooo:paragraph-rsid="00ce09fb" style:font-weight-asian="normal" style:font-weight-complex="normal"/>
    </style:style>
    <style:style style:name="T1" style:family="text">
      <style:text-properties style:font-name="sans-serif" fo:font-size="10pt" style:font-size-asian="10pt" style:font-size-complex="10pt"/>
    </style:style>
    <style:style style:name="T2" style:family="text">
      <style:text-properties style:font-name="sans-serif" fo:font-size="10pt" officeooo:rsid="0009f296"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056b1e" style:font-weight-asian="bold" style:font-weight-complex="bold"/>
    </style:style>
    <style:style style:name="T5" style:family="text">
      <style:text-properties fo:font-weight="bold" officeooo:rsid="0046e9ed" style:font-weight-asian="bold" style:font-weight-complex="bold"/>
    </style:style>
    <style:style style:name="T6" style:family="text">
      <style:text-properties officeooo:rsid="00056b1e"/>
    </style:style>
    <style:style style:name="T7" style:family="text">
      <style:text-properties officeooo:rsid="0011c17a"/>
    </style:style>
    <style:style style:name="T8" style:family="text">
      <style:text-properties fo:font-weight="normal" style:font-weight-asian="normal" style:font-weight-complex="normal"/>
    </style:style>
    <style:style style:name="T9" style:family="text">
      <style:text-properties fo:font-weight="normal" officeooo:rsid="0051d747" style:font-weight-asian="normal" style:font-weight-complex="normal"/>
    </style:style>
    <style:style style:name="T10" style:family="text">
      <style:text-properties fo:font-weight="normal" officeooo:rsid="009de5c4" style:font-weight-asian="normal" style:font-weight-complex="normal"/>
    </style:style>
    <style:style style:name="T11" style:family="text">
      <style:text-properties officeooo:rsid="0014c4d6"/>
    </style:style>
    <style:style style:name="T12" style:family="text">
      <style:text-properties officeooo:rsid="0016b614"/>
    </style:style>
    <style:style style:name="T13" style:family="text">
      <style:text-properties officeooo:rsid="001929c2"/>
    </style:style>
    <style:style style:name="T14" style:family="text">
      <style:text-properties officeooo:rsid="001adae7"/>
    </style:style>
    <style:style style:name="T15" style:family="text">
      <style:text-properties officeooo:rsid="001bb41a"/>
    </style:style>
    <style:style style:name="T16" style:family="text">
      <style:text-properties officeooo:rsid="0028eb15"/>
    </style:style>
    <style:style style:name="T17" style:family="text">
      <style:text-properties officeooo:rsid="002bcb04"/>
    </style:style>
    <style:style style:name="T18" style:family="text">
      <style:text-properties officeooo:rsid="002c83d4"/>
    </style:style>
    <style:style style:name="T19" style:family="text">
      <style:text-properties officeooo:rsid="002f5d0a"/>
    </style:style>
    <style:style style:name="T20" style:family="text">
      <style:text-properties officeooo:rsid="0030a48f"/>
    </style:style>
    <style:style style:name="T21" style:family="text">
      <style:text-properties officeooo:rsid="003375bf"/>
    </style:style>
    <style:style style:name="T22" style:family="text">
      <style:text-properties officeooo:rsid="00361657"/>
    </style:style>
    <style:style style:name="T23" style:family="text">
      <style:text-properties officeooo:rsid="003da34e"/>
    </style:style>
    <style:style style:name="T24" style:family="text">
      <style:text-properties officeooo:rsid="004402ec"/>
    </style:style>
    <style:style style:name="T25" style:family="text">
      <style:text-properties officeooo:rsid="0046e9e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officeooo:rsid="0056601b"/>
    </style:style>
    <style:style style:name="T30" style:family="text">
      <style:text-properties officeooo:rsid="005c71ae"/>
    </style:style>
    <style:style style:name="T31" style:family="text">
      <style:text-properties officeooo:rsid="005eea4a"/>
    </style:style>
    <style:style style:name="T32" style:family="text">
      <style:text-properties officeooo:rsid="00669d33"/>
    </style:style>
    <style:style style:name="T33" style:family="text">
      <style:text-properties officeooo:rsid="006dea95"/>
    </style:style>
    <style:style style:name="T34" style:family="text">
      <style:text-properties officeooo:rsid="0071c58e"/>
    </style:style>
    <style:style style:name="T35" style:family="text">
      <style:text-properties officeooo:rsid="00766e51"/>
    </style:style>
    <style:style style:name="T36" style:family="text">
      <style:text-properties officeooo:rsid="007ebd58"/>
    </style:style>
    <style:style style:name="T37" style:family="text">
      <style:text-properties officeooo:rsid="008d3679"/>
    </style:style>
    <style:style style:name="T38" style:family="text">
      <style:text-properties officeooo:rsid="0090d2f4"/>
    </style:style>
    <style:style style:name="T39" style:family="text">
      <style:text-properties fo:font-variant="normal" fo:text-transform="none" fo:color="#292929" style:font-name="charter" fo:font-size="15.75pt" fo:font-style="normal" fo:font-weight="normal"/>
    </style:style>
    <style:style style:name="T40" style:family="text">
      <style:text-properties fo:font-variant="normal" fo:text-transform="none" fo:color="#292929" style:font-name="charter" fo:font-size="10pt" fo:letter-spacing="normal" fo:font-style="normal" fo:font-weight="normal" officeooo:rsid="008bed81" style:font-size-asian="10pt" style:font-weight-asian="normal" style:font-size-complex="10pt" style:font-weight-complex="normal"/>
    </style:style>
    <style:style style:name="T41" style:family="text">
      <style:text-properties fo:font-variant="normal" fo:text-transform="none" fo:color="#292929" style:font-name="charter" fo:font-size="10pt" fo:font-style="normal" fo:font-weight="normal" style:font-size-asian="10pt" style:font-size-complex="10pt"/>
    </style:style>
    <style:style style:name="T42" style:family="text">
      <style:text-properties fo:font-variant="normal" fo:text-transform="none" fo:color="#292929" style:font-name="charter" fo:font-size="10pt" fo:font-style="italic" fo:font-weight="normal" style:font-size-asian="10pt" style:font-size-complex="10pt"/>
    </style:style>
    <style:style style:name="T43" style:family="text">
      <style:text-properties officeooo:rsid="00a23924"/>
    </style:style>
    <style:style style:name="T44" style:family="text">
      <style:text-properties officeooo:rsid="00ba2af5"/>
    </style:style>
    <style:style style:name="T45" style:family="text">
      <style:text-properties officeooo:rsid="00bd4ec1"/>
    </style:style>
    <style:style style:name="T46" style:family="text">
      <style:text-properties officeooo:rsid="00c92bb4"/>
    </style:style>
    <style:style style:name="T47" style:family="text">
      <style:text-properties officeooo:rsid="00ca3d59"/>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7.0835in" draw:z-index="0">
        <draw:text-box fo:min-height="2.4272in">
          <draw:frame draw:style-name="fr2" draw:name="Image1" text:anchor-type="frame" svg:x="0in" svg:y="0in" svg:width="7.0835in" svg:height="2.4272in" draw:z-index="1">
            <draw:image xlink:href="Pictures/100000000000003C00000014B713EC584A2B29D5.png" xlink:type="simple" xlink:show="embed" xlink:actuate="onLoad" loext:mime-type="image/png"/>
          </draw:frame>
          <text:p text:style-name="Text_20_body"/>
        </draw:text-box>
      </draw:frame>
      <text:p text:style-name="Standard"/>
      <text:p text:style-name="P73"><text:span text:style-name="T3">GOAL</text:span> </text:p>
      <text:p text:style-name="P73"/>
      <text:p text:style-name="P73">Using model free visual reinforcement learning to flatten a piece of cloth using <text:span text:style-name="T15">a </text:span>robot <text:span text:style-name="T15">manipulator</text:span></text:p>
      <text:p text:style-name="P73"/>
      <text:p text:style-name="P7">PROBLEMS</text:p>
      <text:p text:style-name="Standard"/>
      <text:p text:style-name="P74">Do not know how to implement model-free deep RL for cloth flattening</text:p>
      <text:p text:style-name="P74"/>
      <text:p text:style-name="P8">ASSUMPTIONS</text:p>
      <text:p text:style-name="Standard"/>
      <text:p text:style-name="P9">1) Model-free approach is better</text:p>
      <text:p text:style-name="P16"/>
      <text:p text:style-name="P29">Why ? State estimation is <text:span text:style-name="T22">simplified and we do not deal with complex dynamics </text:span></text:p>
      <text:p text:style-name="P9"/>
      <text:p text:style-name="P10">2) State estimation is complicated in Model-based approach</text:p>
      <text:p text:style-name="P10"/>
      <text:p text:style-name="P30">Why ? Shape of cloth high-dimensional</text:p>
      <text:p text:style-name="P10"/>
      <text:p text:style-name="P11">3) <text:span text:style-name="T17">Dynamics of deformable objects are underconstrained and complicated</text:span></text:p>
      <text:p text:style-name="P10"/>
      <text:p text:style-name="P10"><text:span text:style-name="T18">4</text:span>) <text:span text:style-name="T16">Reinforcement learning is the best way to go about this flattening task</text:span></text:p>
      <text:p text:style-name="P10"/>
      <text:p text:style-name="P12">5) Never worked on Deep Reinforcement Learning before</text:p>
      <text:p text:style-name="P12"/>
      <text:p text:style-name="P31">Why ? I have actually worked on it before. I do not have a strong foundational understanding of it</text:p>
      <text:p text:style-name="P32">Why ? </text:p>
      <text:p text:style-name="P12"/>
      <text:p text:style-name="P13">6) <text:span text:style-name="T19">Must start with the existing Github repository</text:span></text:p>
      <text:p text:style-name="P13"/>
      <text:p text:style-name="P33">Why ? <text:span text:style-name="T23">Because this is the best approach ? </text:span></text:p>
      <text:p text:style-name="P33"/>
      <text:p text:style-name="P34">Why ? </text:p>
      <text:p text:style-name="P33"/>
      <text:p text:style-name="P14">7) <text:span text:style-name="T20">Must begin with implementing the approach in the paper</text:span></text:p>
      <text:p text:style-name="P14"/>
      <text:p text:style-name="P15">8) <text:span text:style-name="T21">Visual images are better state estimates</text:span></text:p>
      <text:p text:style-name="P15"/>
      <text:p text:style-name="P17">9) I do not understand the repository well enough</text:p>
      <text:p text:style-name="P17"/>
      <text:p text:style-name="P35">Why ? <text:span text:style-name="T24">I cannot find where the state space (images) is saved</text:span></text:p>
      <text:p text:style-name="P35"/>
      <text:p text:style-name="P37">Why ? Don’t know where the model is</text:p>
      <text:p text:style-name="P35"/>
      <text:p text:style-name="P75"><text:span text:style-name="T5">Solution</text:span><text:span text:style-name="T25"> : Find the model and images</text:span></text:p>
      <text:p text:style-name="P75"/>
      <text:p text:style-name="P76">Defined in env- domain in rlpyt and in dm_control/dm_control/suite in dm_control package</text:p>
      <text:p text:style-name="P76"/>
      <text:p text:style-name="P77">Images are rendered in the cloth_corner.py in the same folder</text:p>
      <text:p text:style-name="P77"/>
      <text:p text:style-name="P78">Saved probably in logger_dir in rlpyt (Must make the repo run for that)</text:p>
      <text:p text:style-name="P28"/>
      <text:p text:style-name="P19"><text:soft-page-break/>10) Repository does not run</text:p>
      <text:p text:style-name="P19"/>
      <text:p text:style-name="P38">Why ? <text:span text:style-name="T30">I get errors that I do not understand</text:span></text:p>
      <text:p text:style-name="P39">Why ? <text:span text:style-name="T31">I do not understand the repository well enough</text:span></text:p>
      <text:p text:style-name="P39"/>
      <text:p text:style-name="P39"/>
      <text:p text:style-name="P21">11) Do not know the next step to do</text:p>
      <text:p text:style-name="P21"/>
      <text:p text:style-name="P36">Why ? Do not have a plan </text:p>
      <text:p text:style-name="P36">Why ? Do not understand the repository well</text:p>
      <text:p text:style-name="P36"><text:span text:style-name="T26">Solution</text:span> : Understand the full repository and create a plan</text:p>
      <text:p text:style-name="Standard"/>
      <text:p text:style-name="Standard">model free approach alleviates the problem of state estimation</text:p>
      <text:p text:style-name="Standard"><text:span text:style-name="T3">Reference</text:span> : <text:a xlink:type="simple" xlink:href="https://arxiv.org/pdf/1504.00702.pdf" text:style-name="Internet_20_link" text:visited-style-name="Visited_20_Internet_20_Link">https://arxiv.org/pdf/1504.00702.pdf</text:a></text:p>
      <text:p text:style-name="Standard"/>
      <text:p text:style-name="P6">FUNDAMENTALS</text:p>
      <text:p text:style-name="Standard"/>
      <text:p text:style-name="P70"><text:span text:style-name="T3">Reward function</text:span> </text:p>
      <text:p text:style-name="P70"/>
      <text:p text:style-name="P71">Reward has two purposes : </text:p>
      <text:p text:style-name="P71">1. <text:span text:style-name="T13">Evaluation -</text:span> <text:span text:style-name="T11">It expresses the agent designers preferences over agent’s behaviours.</text:span></text:p>
      <text:p text:style-name="P72">2. <text:span text:style-name="T13">Guidance -</text:span> <text:span text:style-name="T12">It guides what the agent does</text:span></text:p>
      <text:p text:style-name="P72"/>
      <text:p text:style-name="P70"><text:a xlink:type="simple" xlink:href="https://www.youtube.com/watch?v=MhIP1SOqlS8" text:style-name="Internet_20_link" text:visited-style-name="Visited_20_Internet_20_Link">https://www.youtube.com/watch?v=MhIP1SOqlS8</text:a></text:p>
      <text:p text:style-name="P70"/>
      <text:p text:style-name="P5">State estimation general</text:p>
      <text:p text:style-name="P5"/>
      <text:p text:style-name="P5"/>
      <text:p text:style-name="P5">Reference : <text:span text:style-name="T8">https://www.youtube.com/watch?v=abkERq00XkM</text:span></text:p>
      <text:p text:style-name="P4"/>
      <text:p text:style-name="P18">APPROACH</text:p>
      <text:p text:style-name="P4"/>
      <text:p text:style-name="P24">Simulation environments</text:p>
      <text:p text:style-name="P90"/>
      <text:p text:style-name="P25"><text:a xlink:type="simple" xlink:href="https://openai.com/blog/roboschool/" text:style-name="Internet_20_link" text:visited-style-name="Visited_20_Internet_20_Link"><text:span text:style-name="T27">https://openai.com/blog/roboschool/</text:span></text:a></text:p>
      <text:p text:style-name="P25"/>
      <text:p text:style-name="P4">State estimation difficult for deformable objects</text:p>
      <text:p text:style-name="P3"/>
      <text:p text:style-name="Standard">state estimation for deformable objects</text:p>
      <text:p text:style-name="Standard">robust state estimator is proposed to track the object configuration in real time using gaussian mixture models. GMM registers object nodes towards a noisy point cloud</text:p>
      <text:p text:style-name="P20"/>
      <text:p text:style-name="P1"><text:span text:style-name="T3">Reference</text:span> : <text:span text:style-name="T1">State Estimation for Deformable Objects by Point Registration andDynamic </text:span></text:p>
      <text:p text:style-name="P80">Simulation</text:p>
      <text:p text:style-name="P79"/>
      <text:p text:style-name="P79"/>
      <text:p text:style-name="P2"><text:span text:style-name="T1">Jointly estimating the state </text:span><text:span text:style-name="T2">of a 3D deformable object </text:span><text:span text:style-name="T1">with a hand</text:span></text:p>
      <text:p text:style-name="P81">Tocapture deformations, this approach models non-rigid objects as articulated ob-jects with a tree-structured skeleton and a large number of bones. When thefingers of a hand come close to the object, the tracking of the hand and theobject is aided by physics-based modeling and simulation (Bullet). This worksfine, unless the object exhibits complex deformations that cannot be modeledeffectively by the assumed tree-structured, skeleton-based representation (e.g.,general deformation of a planar sheet of paper or of a piece of <text:soft-page-break/>cloth). Further-more, tracking relies solely on depth information, so fitting the template meshof the object to the observed point cloud becomes susceptible to sliding.</text:p>
      <text:p text:style-name="Standard"><text:span text:style-name="T4">Reference</text:span><text:span text:style-name="T6"> : </text:span><text:a xlink:type="simple" xlink:href="https://www.youtube.com/watch?v=JSOIy3D_5I0&amp;feature=youtu.be" text:style-name="Internet_20_link" text:visited-style-name="Visited_20_Internet_20_Link">https://www.youtube.com/watch?v=JSOIy3D_5I0&amp;feature=youtu.be</text:a></text:p>
      <text:p text:style-name="Standard"><text:a xlink:type="simple" xlink:href="https://www.ecva.net/papers/eccv_2018/papers_ECCV/papers/Aggeliki_Tsoli_Joint_3D_tracking_ECCV_2018_paper.pdf" text:style-name="Internet_20_link" text:visited-style-name="Visited_20_Internet_20_Link">https://www.ecva.net/papers/eccv_2018/papers_ECCV/papers/Aggeliki_Tsoli_Joint_3D_tracking_ECCV_2018_paper.pdf</text:a></text:p>
      <text:p text:style-name="Standard"/>
      <text:p text:style-name="Standard"/>
      <text:p text:style-name="P68">Self-supervised objective to transfer perception model from rendered images to real images without human annotations</text:p>
      <text:p text:style-name="P69">For 2D ropes <text:span text:style-name="T7">though</text:span></text:p>
      <text:p text:style-name="P67">Reference : <text:a xlink:type="simple" xlink:href="https://www.youtube.com/watch?v=aZP2NDX9npw" text:style-name="Internet_20_link" text:visited-style-name="Visited_20_Internet_20_Link">https://www.youtube.com/watch?v=aZP2NDX9npw</text:a></text:p>
      <text:p text:style-name="P67">Self-Supervised Learning of State Estimation for Manipulating Deformable Linear Objects. <text:s/>Mengyuan Yan, Yilin Zhu, Ning Jin, Jeannette Bohg. Stanford University.</text:p>
      <text:p text:style-name="P67"/>
      <text:p text:style-name="P22"><text:span text:style-name="T14">U</text:span>nderstanding the repository</text:p>
      <text:p text:style-name="P22"/>
      <text:p text:style-name="P23">Plan</text:p>
      <text:p text:style-name="P23"/>
      <text:p text:style-name="P82"><text:span text:style-name="T9">Find xml images and which script accesses the images </text:span>✅</text:p>
      <text:p text:style-name="P82"/>
      <text:p text:style-name="P83">Make the repository run </text:p>
      <text:p text:style-name="P83"/>
      <text:p text:style-name="P84">Understand the full repository</text:p>
      <text:p text:style-name="P84"/>
      <text:p text:style-name="P85">Create dataset <text:span text:style-name="T29">for your use case</text:span></text:p>
      <text:p text:style-name="P86"/>
      <text:p text:style-name="P87">Make the dataset run using the existing repo</text:p>
      <text:p text:style-name="P87"/>
      <text:p text:style-name="P88">Write your own code from scratch to understand it</text:p>
      <text:p text:style-name="P88"/>
      <text:p text:style-name="P91">DM Control</text:p>
      <text:p text:style-name="P89"/>
      <text:p text:style-name="P92">Reference : DM Control Pa<text:span text:style-name="T32">per</text:span></text:p>
      <text:p text:style-name="P92"><text:a xlink:type="simple" xlink:href="https://www.youtube.com/watch?v=-ryzjZHiD28" text:style-name="Internet_20_link" text:visited-style-name="Visited_20_Internet_20_Link">https://www.youtube.com/watch?v=-ryzjZHiD28</text:a></text:p>
      <text:p text:style-name="P92"/>
      <text:p text:style-name="P26">Spinning Up </text:p>
      <text:p text:style-name="P93"/>
      <text:p text:style-name="P93"><text:a xlink:type="simple" xlink:href="https://spinningup.openai.com/en/latest/user/introduction.html" text:style-name="Internet_20_link" text:visited-style-name="Visited_20_Internet_20_Link">https://spinningup.openai.com/en/latest/user/introduction.html</text:a></text:p>
      <text:p text:style-name="P93"/>
      <text:p text:style-name="P94"><text:span text:style-name="T3">Alternate approach</text:span> </text:p>
      <text:p text:style-name="P94"/>
      <text:p text:style-name="P94">1. Take random actions for initial N steps</text:p>
      <text:p text:style-name="P94">2. Store observations, actions, next observations, rewards</text:p>
      <text:p text:style-name="P94">3. Filter the stored data for rewards &gt; -0.010 (Good rewards)</text:p>
      <text:p text:style-name="P94">4. Select states and actions from filtered data</text:p>
      <text:p text:style-name="P94">5. Define a single layer NN</text:p>
      <text:p text:style-name="P94">6. Train the NN on states and actions from filtered data</text:p>
      <text:p text:style-name="P94">7. Predict actions for new observations after the initial N steps</text:p>
      <text:p text:style-name="P94">8. Check results</text:p>
      <text:p text:style-name="P94">9. Update NN network (Add more layers / nodes )</text:p>
      <text:p text:style-name="P94">10. Repeat Steps 6-10 till the results are satisfactory</text:p>
      <text:p text:style-name="P94"/>
      <text:p text:style-name="P27">Alternate approach criticism</text:p>
      <text:p text:style-name="P40"><text:soft-page-break/>The network just learns the action to perform given a state, based on the state action pairs for good rewards </text:p>
      <text:p text:style-name="P41">It has no sense of trajectory, i.e. past <text:span text:style-name="T33">state, action pairs</text:span></text:p>
      <text:p text:style-name="P41"/>
      <text:p text:style-name="P42">It assumes that the agent goes from a bad state to a good state and that the action is a good action to take. But if it actually is already in a good enough state (with good reward previously), …</text:p>
      <text:p text:style-name="P42">hmmm.. I dont know. <text:span text:style-name="T34">Maybe it is good enough. Lets try</text:span></text:p>
      <text:p text:style-name="P42"/>
      <text:p text:style-name="P43">Input x has 12 variables - Observation</text:p>
      <text:p text:style-name="P43">Output y has 3 variables – Actions</text:p>
      <text:p text:style-name="P43"/>
      <text:p text:style-name="P44">15 unknowns</text:p>
      <text:p text:style-name="P44">Machine Learning fundamental thinking</text:p>
      <text:p text:style-name="P44"/>
      <text:p text:style-name="P44">x is given y = mx + c is given</text:p>
      <text:p text:style-name="P44"/>
      <text:p text:style-name="P44">y can be found out</text:p>
      <text:p text:style-name="P44">2 data sets needed, i.e. two points needed to plot it , <text:span text:style-name="T35">a line</text:span></text:p>
      <text:p text:style-name="P44"/>
      <text:p text:style-name="P45">Machine learning problem is basically finding the equation given data points</text:p>
      <text:p text:style-name="P45"/>
      <text:p text:style-name="P46">Given two (x,y) points, we can get the equation of line</text:p>
      <text:p text:style-name="P46"/>
      <text:p text:style-name="P47">So for a linear relationship, we need two points, </text:p>
      <text:p text:style-name="P47"/>
      <text:p text:style-name="P48">What if we specify three points ? </text:p>
      <text:p text:style-name="P44"/>
      <text:p text:style-name="P49">Understanding SAC deeply</text:p>
      <text:p text:style-name="P49"/>
      <text:p text:style-name="P49">First, wre define the states, actions and rewards for our use case</text:p>
      <text:p text:style-name="P50">Perform RL loop for 256 steps and collect in ReplayBuffer, actions are according to initialized policy. So no actions are performed initially as <text:span text:style-name="T36">the parameters of the Policy network or the Actor Network are set to 0.</text:span></text:p>
      <text:p text:style-name="P50"/>
      <text:p text:style-name="P51">After 256 steps it uses the data stored to learn.</text:p>
      <text:p text:style-name="P51"/>
      <text:p text:style-name="P52">State → Value Network → Value</text:p>
      <text:p text:style-name="P53">Next State → Target Value Network → Value_</text:p>
      <text:p text:style-name="P53">Value_[done] = 0</text:p>
      <text:p text:style-name="P53"/>
      <text:p text:style-name="P56">Entropy is a measure of how unpredictable a random variable is.</text:p>
      <text:p text:style-name="P56"/>
      <text:p text:style-name="P57">We want a high entropy in our policy to explicitly encourage exploration to enccourage the policy to assign same or nearly equal Q-values and also to ensure that it does not collapse into repeatedly selecting a particilar action that could exploit some inconsistency in the approximated Q function.</text:p>
      <text:p text:style-name="P53"/>
      <text:p text:style-name="P54"/>
      <text:p text:style-name="P54"/>
      <text:p text:style-name="P61"><text:span text:style-name="T3">Soft Actor Critic Intuitive Understanding</text:span> </text:p>
      <text:p text:style-name="P61"/>
      <text:p text:style-name="P62">Take actions based on initialized weight (0) for 250 steps.</text:p>
      <text:p text:style-name="P62">Store observations, actions, next observations, rewards in Replay Buffer (Batch 250)</text:p>
      <text:p text:style-name="P63"><text:soft-page-break/>State, action pairs are fed to Critic Network</text:p>
      <text:p text:style-name="P64">Critic Network judges <text:span text:style-name="T38">the quality of state-action pairs based on reward for that step + target value , i.e. if reward and target value are good, the pair is good. </text:span></text:p>
      <text:p text:style-name="P65">Quality network feeds the Value Network</text:p>
      <text:p text:style-name="P66">Value network output is the Critic network output <text:s/>- entropy term which depends on action.</text:p>
      <text:p text:style-name="P66">Value network updates the weights of policy network.</text:p>
      <text:p text:style-name="P66">Policy network learns to predict good actions.</text:p>
      <text:p text:style-name="P59"/>
      <text:p text:style-name="P59"/>
      <text:p text:style-name="P59">The algorithm seems to have some issues with large negative scores</text:p>
      <text:p text:style-name="P61"/>
      <text:p text:style-name="P55">References :</text:p>
      <text:p text:style-name="P54"/>
      <text:p text:style-name="P54">Towards Data Science Soft Actor Critic Demystified</text:p>
      <text:p text:style-name="P54"/>
      <text:p text:style-name="P58"/>
      <text:p text:style-name="P60"/>
      <text:p text:style-name="P60"><text:span text:style-name="T37">Towards Data Science </text:span>In-depth review of Soft Actor Critic</text:p>
      <text:p text:style-name="P60"><text:a xlink:type="simple" xlink:href="https://towardsdatascience.com/in-depth-review-of-soft-actor-critic-91448aba63d4" text:style-name="Internet_20_link" text:visited-style-name="Visited_20_Internet_20_Link">https://towardsdatascience.com/in-depth-review-of-soft-actor-critic-91448aba63d4</text:a></text:p>
      <text:p text:style-name="P95"><text:span text:style-name="T40">Soft Actor-Critic uses the concept of maximum entropy learning. </text:span><text:bookmark text:name="11f4"/><text:span text:style-name="T39">I</text:span><text:span text:style-name="T41">n essence, SAC seeks to maximize the “entropy” in policy, in addition to the expected reward from the environment. The entropy in policy can be interpreted as </text:span><text:span text:style-name="Emphasis"><text:span text:style-name="T42">randomness</text:span></text:span><text:span text:style-name="T41"> in the policy.</text:span></text:p>
      <text:p text:style-name="Text_20_body"><text:line-break/><text:a xlink:type="simple" xlink:href="https://awjuliani.medium.com/maximum-entropy-policies-in-reinforcement-learning-everyday-life-f5a1cc18d32d" text:style-name="Internet_20_link" text:visited-style-name="Visited_20_Internet_20_Link">https://awjuliani.medium.com/maximum-entropy-policies-in-reinforcement-learning-everyday-life-f5a1cc18d32d</text:a></text:p>
      <text:p text:style-name="Text_20_body"/>
      <text:p text:style-name="P96">Comparing my SAC implementation with that implemented in the paper – rlpyt</text:p>
      <text:p text:style-name="P105">For both the Cloth and Cloth-Simplified environments, the cloth is initialized by applying a random action for the first 130 timesteps of each episode</text:p>
      <text:p text:style-name="P108"><text:span text:style-name="T10">For state-based experiments, we use an MLP with 2 hidden layers of 256 units each; approximately 150k parameters. For image-based experiments, we use a CNN with 3 convolutional layers with channel sizes 64, 64, and 4 </text:span>accordingly, and each with a kernel size of 3 and a stride of 2. This is followed by with 2 fully connected hidden layers of 256 units each. In total approximately 200k parameters are learned. For all models, we repeat the pick information 50 times before concatenating with the state observations or flattened image embeddings so that the pick information and the observation embeddings are weighted equally, which improves performance. The horizon for Rope is 200 and 120 for both Cloth environments. The minimum replay pool size is 2000 for Rope and 1200 for the Cloth environments. The image size used for all environments is 64×64×3. We perform parallel environment sampling to speed-up overall training by 3−5 times. For both rope and cloth experiments, the total compute time on one TitanX GPU and 4 CPU cores is roughly 4-6 hours. In the case of rope experiments, a reasonable policy can be obtained in one sixth of the training time, and about a half of the training time for cloth experiment</text:p>
      <text:p text:style-name="P97">Comparison – <text:span text:style-name="T43">Parameters for cloth_sac_sim.py</text:span></text:p>
      <text:p text:style-name="P100"><text:span text:style-name="T28">rlpyt -</text:span> </text:p>
      <text:p text:style-name="P100">discount = 0.99</text:p>
      <text:p text:style-name="P100"><text:soft-page-break/>batch size = 1024 </text:p>
      <text:p text:style-name="P100">target_update_tau=0.005</text:p>
      <text:p text:style-name="P100">target_update_interval=1</text:p>
      <text:p text:style-name="P100">learning_rate=6e-4</text:p>
      <text:p text:style-name="P100">policy_output_regularization=0.0</text:p>
      <text:p text:style-name="P100">reward_scale=1</text:p>
      <text:p text:style-name="P100">replay_ratio=128</text:p>
      <text:p text:style-name="P100">agent=dict(</text:p>
      <text:p text:style-name="P100"><text:s text:c="8"/>q_model_kwargs=dict(hidden_sizes=[256, 256]),</text:p>
      <text:p text:style-name="P100"><text:s text:c="8"/><text:span text:style-name="T45">n_tile = 20,</text:span></text:p>
      <text:p text:style-name="P100"><text:s text:c="8"/>model_kwargs=dict(hidden_sizes=[256, 256]),</text:p>
      <text:p text:style-name="P100"><text:s text:c="4"/>)</text:p>
      <text:p text:style-name="P100">runner=dict(</text:p>
      <text:p text:style-name="P100"><text:s text:c="8"/>n_steps=2e5,</text:p>
      <text:p text:style-name="P100"><text:s text:c="8"/>log_interval_steps=1e4,</text:p>
      <text:p text:style-name="P100"><text:s text:c="4"/>)</text:p>
      <text:p text:style-name="P104">n_itr = 6240</text:p>
      <text:p text:style-name="P100">sampler=dict(</text:p>
      <text:p text:style-name="P100"><text:s text:c="8"/>batch_T=1,</text:p>
      <text:p text:style-name="P100"><text:s text:c="8"/>batch_B=32,</text:p>
      <text:p text:style-name="P100"><text:s text:c="8"/>max_decorrelation_steps=0,</text:p>
      <text:p text:style-name="P100"><text:s text:c="8"/>eval_n_envs=10,</text:p>
      <text:p text:style-name="P100"><text:s text:c="8"/>eval_max_steps=20000,</text:p>
      <text:p text:style-name="P100"><text:s text:c="8"/>eval_max_trajectories=50,</text:p>
      <text:p text:style-name="P100"><text:s text:c="4"/>)</text:p>
      <text:p text:style-name="P100">env=dict(</text:p>
      <text:p text:style-name="P102"><text:s text:c="8"/>domain='cloth_sim_state',</text:p>
      <text:p text:style-name="P100"><text:s text:c="8"/>task='easy',</text:p>
      <text:p text:style-name="P100"><text:s text:c="8"/>max_path_length=<text:span text:style-name="T44">30</text:span>,</text:p>
      <text:p text:style-name="P103"><text:s text:c="8"/>distance_weight = 0.0</text:p>
      <text:p text:style-name="P101"><text:s text:c="8"/>task_kwargs=dict(mode='corners')</text:p>
      <text:p text:style-name="P100"><text:s text:c="4"/>)</text:p>
      <text:p text:style-name="P100"><text:soft-page-break/></text:p>
      <text:p text:style-name="P100"><text:s/></text:p>
      <text:p text:style-name="P100">episodes</text:p>
      <text:p text:style-name="P100">steps – 12500 (n_itrs)</text:p>
      <text:p text:style-name="P100">networks</text:p>
      <text:p text:style-name="P98"/>
      <text:p text:style-name="P98">Comparison - Algorithm</text:p>
      <text:p text:style-name="P109">…</text:p>
      <text:p text:style-name="P99">Understanding NAN for Value</text:p>
      <text:p text:style-name="P106"><text:a xlink:type="simple" xlink:href="https://stackoverflow.com/questions/33962226/common-causes-of-nans-during-training" text:style-name="Internet_20_link" text:visited-style-name="Visited_20_Internet_20_Link">https://stackoverflow.com/questions/33962226/common-causes-of-nans-during-training</text:a></text:p>
      <text:p text:style-name="P107">Things to try – </text:p>
      <text:p text:style-name="P107">* Reduce learning rate <text:span text:style-name="T46">by an order of magnitude</text:span></text:p>
      <text:p text:style-name="P107">* <text:span text:style-name="T47">Change layers in network</text:span></text:p>
      <text:p text:style-name="P107"/>
      <text:p text:style-name="P107"><text:a xlink:type="simple" xlink:href="https://stable-baselines.readthedocs.io/en/master/guide/checking_nan.html" text:style-name="Internet_20_link" text:visited-style-name="Visited_20_Internet_20_Link">https://stable-baselines.readthedocs.io/en/master/guide/checking_nan.html</text:a></text:p>
      <text:p text:style-name="P111">Initializing the weigh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rter" svg:font-family="charter, Georgia, Cambria,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13:13:30.805720604</meta:creation-date>
    <dc:date>2021-04-29T09:53:06.368212440</dc:date>
    <meta:editing-duration>P3DT5H13M45S</meta:editing-duration>
    <meta:editing-cycles>197</meta:editing-cycles>
    <meta:generator>LibreOffice/6.0.7.3$Linux_X86_64 LibreOffice_project/00m0$Build-3</meta:generator>
    <meta:document-statistic meta:table-count="0" meta:image-count="1" meta:object-count="0" meta:page-count="7" meta:paragraph-count="175" meta:word-count="1490" meta:character-count="10119" meta:non-whitespace-character-count="8630"/>
  </office:meta>
</office:document-meta>
</file>